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text-indent="0.3937in"/>
    </style:style>
    <style:style style:name="P19" style:parent-style-name="Základnítext" style:family="paragraph">
      <style:paragraph-properties fo:text-indent="0.3937in"/>
    </style:style>
    <style:style style:name="P20" style:parent-style-name="Základnítext" style:family="paragraph">
      <style:paragraph-properties fo:text-indent="0.3937in"/>
    </style:style>
    <style:style style:name="P21" style:parent-style-name="Základnítext" style:family="paragraph">
      <style:paragraph-properties fo:text-indent="0.3937in"/>
    </style:style>
    <style:style style:name="T22" style:parent-style-name="Standardnípísmoodstavce" style:family="text">
      <style:text-properties fo:font-style="italic" style:font-style-asian="italic"/>
    </style:style>
    <style:style style:name="T23" style:parent-style-name="Standardnípísmoodstavce" style:family="text">
      <style:text-properties fo:font-style="italic" style:font-style-asian="italic"/>
    </style:style>
    <style:style style:name="T24" style:parent-style-name="Standardnípísmoodstavce" style:family="text">
      <style:text-properties fo:font-style="italic" style:font-style-asian="italic"/>
    </style:style>
    <style:style style:name="T25" style:parent-style-name="Standardnípísmoodstavce" style:family="text">
      <style:text-properties fo:font-style="italic" style:font-style-asian="italic"/>
    </style:style>
    <style:style style:name="T26" style:parent-style-name="Standardnípísmoodstavce" style:family="text">
      <style:text-properties fo:font-style="italic" style:font-style-asian="italic"/>
    </style:style>
    <style:style style:name="T27" style:parent-style-name="Standardnípísmoodstavce" style:family="text">
      <style:text-properties fo:font-style="italic" style:font-style-asian="italic"/>
    </style:style>
    <style:style style:name="T28" style:parent-style-name="Standardnípísmoodstavce" style:family="text">
      <style:text-properties fo:font-style="italic" style:font-style-asian="italic"/>
    </style:style>
    <style:style style:name="P29" style:parent-style-name="Základnítext" style:family="paragraph">
      <style:paragraph-properties fo:text-indent="0.3937in"/>
    </style:style>
    <style:style style:name="P30" style:parent-style-name="Základnítext" style:family="paragraph">
      <style:paragraph-properties fo:text-indent="0.3937in"/>
    </style:style>
    <style:style style:name="T31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2/2018<text:bookmark-end text:name="Text14"/></text:p>
            <text:p text:style-name="Normální">KVOP-50077/2018<text:bookmark-end text:name="Text2"/></text:p>
            <text:p text:style-name="Normální"><text:bookmark-start text:name="Text6"/>19. 11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M. P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P.,</text:p>
      <text:p text:style-name="P18">dne<text:s/>11. listopadu 2018 byla<text:s/>do Kanceláře veřejného ochránce práv doručena Vaše žádost podle zákona č. 106/1999 Sb., o svobodném přístupu k informacím, ve znění pozdějších předpisů, kterou žádáte o sdělení, zda je veřejné ochránkyni práv nebo některému jejímu spolupracovníkovi známo cokoliv, co by mohlo mít společného s kyberšikanou Vaší osoby nebo jakýmkoliv jednáním druhé osoby, v současné době i minulosti, které by mělo za následek poškozování Vašeho práva na ochranu osobnosti. Dále, zda je nám známo, že by někdo tuto kyberšikanu Vaší osoby zneužíval k svému obohacení.</text:p>
      <text:p text:style-name="P19">Ve smyslu zákona o svobodném přístupu k informacím,<text:s/><text:span text:style-name="Silné">se poskytují níže uvedené informace</text:span>:</text:p>
      <text:p text:style-name="P20">Veřejná ochránkyně práv a Kancelář veřejného ochránce práv, jakožto povinné subjekty dle zákona č. 106/1999 Sb., o svobodném přístupu k informacím, disponují údaji o Vaší kyberšikaně v rozsahu informací, které jste uvedla<text:s/>ve své stížnosti a žádosti o odškodnění adresované tehdejšímu ministrovi vnitra, jíž jste přiložila ke svému podnětu<text:s/>ochránkyni doručenému<text:s/>Kanceláři veřejného ochránce práv dne<text:s/>26. 2. 2018.</text:p>
      <text:p text:style-name="P21">V podnětu uvádíte (cituji): „<text:s/><text:span text:style-name="T22">Tato kyberšikana začala v roce 2012, kdy jsem nastoupila do pracovního poměru na<text:s/></text:span><text:span text:style-name="T23">xxx</text:span><text:span text:style-name="T24">, pokračovala v mých dalších zaměstnáních u společnosti<text:s/></text:span><text:span text:style-name="T25">xxx</text:span><text:span text:style-name="T26">, v<text:s/></text:span><text:span text:style-name="T27">xxx</text:span><text:span text:style-name="T28"><text:s/>a trvá dodnes</text:span>.“<text:s/></text:p>
      <text:p text:style-name="P29">Jinými informacemi<text:s/>týkající se Vašeho dotazu, než které jste<text:s/>sama v podnětu<text:s/>uvedla,<text:s/>nedisponujeme.</text:p>
      <text:p text:style-name="P30">S pozdravem<text:s/></text:p>
      <text:p text:style-name="podpis">Mgr. Petra Zdražilová v. r.</text:p>
      <text:p text:style-name="podpis">ředitelka právní sekce</text:p>
      <text:p text:style-name="podpis"><text:span text:style-name="T31">(dopis je opatřen elektronickým podpisem)</text:span>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ZT7E*</text:span>*KVOPX008ZT7E*</text:p>
        <text:p text:style-name="P12"><text:span text:style-name="T13">KVOPX008ZT7E</text:span>KVOPX008ZT7E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1-16T13:00:00Z</meta:creation-date>
    <dc:date>2019-01-16T13:01:00Z</dc:date>
    <meta:print-date>2016-06-27T08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3" meta:word-count="249" meta:character-count="1717" meta:row-count="12" meta:non-whitespace-character-count="1471"/>
  </office:meta>
</office:document-meta>
</file>